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LibraryFactoryBean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FactoryBean.setRegistry(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aredLibraryFactoryBean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